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4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84"/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84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 style:data-style-name="N129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Probability infected COVID last year</text:p>
          </table:table-cell>
          <table:table-cell office:value-type="string" calcext:value-type="string">
            <text:p>Most probable Wave</text:p>
          </table:table-cell>
          <table:table-cell office:value-type="string" calcext:value-type="string">
            <text:p>Born before 2021 RSV wave</text:p>
          </table:table-cell>
          <table:table-cell office:value-type="string" calcext:value-type="string">
            <text:p>Born before <text:s/>low viral circulation in 2020?</text:p>
          </table:table-cell>
          <table:table-cell office:value-type="string" calcext:value-type="string">
            <text:p>Mother was pregnant during low viral circulation?</text:p>
          </table:table-cell>
          <table:table-cell office:value-type="string" calcext:value-type="string">
            <text:p>Colorado 2021</text:p>
          </table:table-cell>
          <table:table-cell office:value-type="string" calcext:value-type="string">
            <text:p>Colorado 2022</text:p>
          </table:table-cell>
          <table:table-cell office:value-type="string" calcext:value-type="string">
            <text:p>Conn 2021</text:p>
          </table:table-cell>
          <table:table-cell office:value-type="string" calcext:value-type="string">
            <text:p>Conn 20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-6 month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.4/BA.5/BA.2.12.1/BF.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-12 month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.4/BA.5/BA.2.12.1/BF.7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st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&lt;2 year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.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Some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-4 year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.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ew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https://covid.cdc.gov/covid-data-tracker/?utm_campaign=Private%20Equity%20Newsletter&amp;utm_source=hs_email&amp;utm_medium=email&amp;_hsenc=p2ANqtz--V9W0Nyyt1yiVDJwhfOcQO6jZ2Uv1nRwVxRP1-8p5Iv0LCaWrbC4SdYzOlWpVDUcJaHHHo#pediatric-seroprevalence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Seroprevalence</text:p>
          </table:table-cell>
          <table:covered-table-cell table:number-columns-repeated="7"/>
          <table:table-cell table:number-columns-repeated="2"/>
          <table:table-cell office:value-type="string" calcext:value-type="string">
            <text:p>Max seroprevalence</text:p>
          </table:table-cell>
          <table:table-cell table:style-name="ce5" office:value-type="string" calcext:value-type="string">
            <text:p>Average Seroprevalence</text:p>
          </table:table-cell>
          <table:table-cell table:style-name="ce9"/>
          <table:table-cell table:style-name="ce9" office:value-type="string" calcext:value-type="string">
            <text:p>Infected last year</text:p>
          </table:table-cell>
          <table:table-cell table:style-name="ce9" office:value-type="string" calcext:value-type="string">
            <text:p>Max infected last year</text:p>
          </table:table-cell>
          <table:table-cell table:style-name="ce9" office:value-type="string" calcext:value-type="string">
            <text:p>Min infected last 6 months</text:p>
          </table:table-cell>
          <table:table-cell table:style-name="ce9" office:value-type="string" calcext:value-type="string">
            <text:p>Max infected last 6 months</text:p>
          </table:table-cell>
          <table:table-cell table:style-name="ce11"/>
        </table:table-row>
        <table:table-row table:style-name="ro1">
          <table:table-cell table:number-columns-repeated="2"/>
          <table:table-cell table:style-name="ce3" office:value-type="date" office:date-value="2020-03-01" calcext:value-type="date">
            <text:p>2020-03-01</text:p>
          </table:table-cell>
          <table:table-cell table:style-name="ce3" office:value-type="date" office:date-value="2020-09-01" calcext:value-type="date">
            <text:p>2020-09-01</text:p>
          </table:table-cell>
          <table:table-cell table:style-name="ce3" office:value-type="date" office:date-value="2021-09-01" calcext:value-type="date">
            <text:p>2021-09-01</text:p>
          </table:table-cell>
          <table:table-cell table:style-name="ce3" office:value-type="date" office:date-value="2021-10-01" calcext:value-type="date">
            <text:p>2021-10-01</text:p>
          </table:table-cell>
          <table:table-cell table:style-name="ce3" office:value-type="date" office:date-value="2021-11-01" calcext:value-type="date">
            <text:p>2021-11-01</text:p>
          </table:table-cell>
          <table:table-cell table:style-name="ce3" office:value-type="date" office:date-value="2021-12-01" calcext:value-type="date">
            <text:p>2021-12-01</text:p>
          </table:table-cell>
          <table:table-cell table:style-name="ce3" office:value-type="date" office:date-value="2022-01-01" calcext:value-type="date">
            <text:p>2022-01-01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date" office:date-value="2022-04-01" calcext:value-type="date">
            <text:p>2022-04-01</text:p>
          </table:table-cell>
          <table:table-cell table:style-name="ce3" office:value-type="date" office:date-value="2022-06-01" calcext:value-type="date">
            <text:p>2022-06-01</text:p>
          </table:table-cell>
          <table:table-cell table:style-name="ce3" office:value-type="date" office:date-value="2022-08-01" calcext:value-type="date">
            <text:p>2022-08-01</text:p>
          </table:table-cell>
          <table:table-cell table:style-name="ce6"/>
          <table:table-cell table:number-columns-repeated="5"/>
          <table:table-cell table:style-name="ce12"/>
        </table:table-row>
        <table:table-row table:style-name="ro1">
          <table:table-cell/>
          <table:table-cell office:value-type="string" calcext:value-type="string">
            <text:p>Pediatric seroprevalence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8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.86" calcext:value-type="float">
            <text:p>0.86</text:p>
          </table:table-cell>
          <table:table-cell table:style-name="ce7"/>
          <table:table-cell table:number-columns-repeated="5"/>
          <table:table-cell table:style-name="ce12"/>
        </table:table-row>
        <table:table-row table:style-name="ro1">
          <table:table-cell/>
          <table:table-cell office:value-type="string" calcext:value-type="string">
            <text:p>Proportion of non infected infected</text:p>
          </table:table-cell>
          <table:table-cell/>
          <table:table-cell table:formula="of:=([.D13]-[.C13])/(1-[.C13])" office:value-type="float" office:value="0.2" calcext:value-type="float">
            <text:p>0.2</text:p>
          </table:table-cell>
          <table:table-cell table:formula="of:=([.E13]-[.D13])/(1-[.D13])" office:value-type="float" office:value="0.225" calcext:value-type="float">
            <text:p>0.225</text:p>
          </table:table-cell>
          <table:table-cell table:formula="of:=([.F13]-[.E13])/(1-[.E13])" office:value-type="float" office:value="0.0806451612903226" calcext:value-type="float">
            <text:p>0.0806451613</text:p>
          </table:table-cell>
          <table:table-cell table:formula="of:=([.G13]-[.F13])/(1-[.F13])" office:value-type="float" office:value="0.0350877192982456" calcext:value-type="float">
            <text:p>0.0350877193</text:p>
          </table:table-cell>
          <table:table-cell table:formula="of:=([.H13]-[.G13])/(1-[.G13])" office:value-type="float" office:value="0" calcext:value-type="float">
            <text:p>0</text:p>
          </table:table-cell>
          <table:table-cell table:formula="of:=([.I13]-[.H13])/(1-[.H13])" office:value-type="float" office:value="0.236363636363636" calcext:value-type="float">
            <text:p>0.2363636364</text:p>
          </table:table-cell>
          <table:table-cell table:formula="of:=([.J13]-[.I13])/(1-[.I13])" office:value-type="float" office:value="0.404761904761905" calcext:value-type="float">
            <text:p>0.4047619048</text:p>
          </table:table-cell>
          <table:table-cell table:formula="of:=([.K13]-[.J13])/(1-[.J13])" office:value-type="float" office:value="0.0800000000000001" calcext:value-type="float">
            <text:p>0.08</text:p>
          </table:table-cell>
          <table:table-cell table:formula="of:=([.L13]-[.K13])/(1-[.K13])" office:value-type="float" office:value="0.130434782608696" calcext:value-type="float">
            <text:p>0.1304347826</text:p>
          </table:table-cell>
          <table:table-cell table:formula="of:=([.M13]-[.L13])/(1-[.L13])" office:value-type="float" office:value="0.3" calcext:value-type="float">
            <text:p>0.3</text:p>
          </table:table-cell>
          <table:table-cell table:style-name="ce7"/>
          <table:table-cell table:number-columns-repeated="5"/>
          <table:table-cell table:style-name="ce12"/>
        </table:table-row>
        <table:table-row table:style-name="ro1">
          <table:table-cell/>
          <table:table-cell office:value-type="string" calcext:value-type="string">
            <text:p>2-4:Proportion of non infected infected</text:p>
          </table:table-cell>
          <table:table-cell table:number-columns-repeated="2"/>
          <table:table-cell table:style-name="ce4" table:formula="of:=([.E20]-[.D20])/(1-[.D20])" office:value-type="float" office:value="0.176603436212392" calcext:value-type="float">
            <text:p>0.1766034362</text:p>
          </table:table-cell>
          <table:table-cell table:style-name="ce4" table:formula="of:=([.F20]-[.E20])/(1-[.E20])" office:value-type="float" office:value="0.0802230121750296" calcext:value-type="float">
            <text:p>0.0802230122</text:p>
          </table:table-cell>
          <table:table-cell table:style-name="ce4" table:formula="of:=([.G20]-[.F20])/(1-[.F20])" office:value-type="float" office:value="0.0102675161925723" calcext:value-type="float">
            <text:p>0.0102675162</text:p>
          </table:table-cell>
          <table:table-cell table:style-name="ce4" table:formula="of:=([.H20]-[.G20])/(1-[.G20])" office:value-type="float" office:value="0.0187910791861506" calcext:value-type="float">
            <text:p>0.0187910792</text:p>
          </table:table-cell>
          <table:table-cell table:style-name="ce4" table:formula="of:=([.I20]-[.H20])/(1-[.H20])" office:value-type="float" office:value="0.199334645659779" calcext:value-type="float">
            <text:p>0.1993346457</text:p>
          </table:table-cell>
          <table:table-cell table:style-name="ce4" table:formula="of:=([.J20]-[.I20])/(1-[.I20])" office:value-type="float" office:value="0.326455908077193" calcext:value-type="float">
            <text:p>0.3264559081</text:p>
          </table:table-cell>
          <table:table-cell table:style-name="ce4" table:formula="of:=([.K20]-[.J20])/(1-[.J20])" office:value-type="float" office:value="0.112077312676896" calcext:value-type="float">
            <text:p>0.1120773127</text:p>
          </table:table-cell>
          <table:table-cell table:style-name="ce4" table:formula="of:=([.L20]-[.K20])/(1-[.K20])" office:value-type="float" office:value="0.100346020761246" calcext:value-type="float">
            <text:p>0.1003460208</text:p>
          </table:table-cell>
          <table:table-cell table:style-name="ce4" table:formula="of:=([.M20]-[.L20])/(1-[.L20])" office:value-type="float" office:value="0.257692307692308" calcext:value-type="float">
            <text:p>0.2576923077</text:p>
          </table:table-cell>
          <table:table-cell table:style-name="ce7"/>
          <table:table-cell table:number-columns-repeated="5"/>
          <table:table-cell table:style-name="ce12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style-name="ce7"/>
          <table:table-cell table:number-columns-repeated="5"/>
          <table:table-cell table:style-name="ce12"/>
        </table:table-row>
        <table:table-row table:style-name="ro1">
          <table:table-cell/>
          <table:table-cell office:value-type="string" calcext:value-type="string">
            <text:p>0-6 months*</text:p>
          </table:table-cell>
          <table:table-cell table:number-columns-repeated="9"/>
          <table:table-cell table:formula="of:=[.L14]" office:value-type="float" office:value="0.130434782608696" calcext:value-type="float">
            <text:p>0.1304347826</text:p>
          </table:table-cell>
          <table:table-cell table:formula="of:=[.L17]+[.M$14]*(1-[.$L14])" office:value-type="float" office:value="0.391304347826087" calcext:value-type="float">
            <text:p>0.3913043478</text:p>
          </table:table-cell>
          <table:table-cell table:style-name="ce7" table:formula="of:=AVERAGE([.M16:.M17])" office:value-type="float" office:value="0.195652173913043" calcext:value-type="float">
            <text:p>0.1956521739</text:p>
          </table:table-cell>
          <table:table-cell/>
          <table:table-cell table:formula="of:=[.N17]" office:value-type="float" office:value="0.195652173913043" calcext:value-type="float">
            <text:p>0.1956521739</text:p>
          </table:table-cell>
          <table:table-cell table:number-columns-repeated="3"/>
          <table:table-cell table:style-name="ce12"/>
        </table:table-row>
        <table:table-row table:style-name="ro1">
          <table:table-cell/>
          <table:table-cell office:value-type="string" calcext:value-type="string">
            <text:p>6-12 months*</text:p>
          </table:table-cell>
          <table:table-cell table:number-columns-repeated="5"/>
          <table:table-cell table:formula="of:=[.H15]" office:value-type="float" office:value="0.0187910791861506" calcext:value-type="float">
            <text:p>0.0187910792</text:p>
          </table:table-cell>
          <table:table-cell table:formula="of:=[.H18]+[.I$15]*(1-[.H$18])" office:value-type="float" office:value="0.214380011734794" calcext:value-type="float">
            <text:p>0.2143800117</text:p>
          </table:table-cell>
          <table:table-cell table:formula="of:=[.I18]+[.J$15]*(1-[.I$18])" office:value-type="float" office:value="0.470850298407505" calcext:value-type="float">
            <text:p>0.4708502984</text:p>
          </table:table-cell>
          <table:table-cell table:formula="of:=[.J18]+[.K$15]*(1-[.J$18])" office:value-type="float" office:value="0.530155974965773" calcext:value-type="float">
            <text:p>0.530155975</text:p>
          </table:table-cell>
          <table:table-cell table:formula="of:=[.K18]+[.L$15]*(1-[.K$18])" office:value-type="float" office:value="0.577302953256405" calcext:value-type="float">
            <text:p>0.5773029533</text:p>
          </table:table-cell>
          <table:table-cell table:formula="of:=[.L18]+[.M$15]*(1-[.L$18])" office:value-type="float" office:value="0.686228730686485" calcext:value-type="float">
            <text:p>0.6862287307</text:p>
          </table:table-cell>
          <table:table-cell table:style-name="ce7" table:formula="of:=AVERAGE([.M17:.M18])" office:value-type="float" office:value="0.538766539256286" calcext:value-type="float">
            <text:p>0.5387665393</text:p>
          </table:table-cell>
          <table:table-cell/>
          <table:table-cell table:formula="of:=[.N18]" office:value-type="float" office:value="0.538766539256286" calcext:value-type="float">
            <text:p>0.5387665393</text:p>
          </table:table-cell>
          <table:table-cell table:number-columns-repeated="3"/>
          <table:table-cell table:style-name="ce12"/>
        </table:table-row>
        <table:table-row table:style-name="ro1">
          <table:table-cell/>
          <table:table-cell office:value-type="string" calcext:value-type="string">
            <text:p>1-&lt;2 years*</text:p>
          </table:table-cell>
          <table:table-cell table:number-columns-repeated="2"/>
          <table:table-cell table:formula="of:=[.E15]" office:value-type="float" office:value="0.176603436212392" calcext:value-type="float">
            <text:p>0.1766034362</text:p>
          </table:table-cell>
          <table:table-cell table:formula="of:=[.E19]+[.F$15]*(1-[.E$19])" office:value-type="float" office:value="0.242658788774003" calcext:value-type="float">
            <text:p>0.2426587888</text:p>
          </table:table-cell>
          <table:table-cell table:formula="of:=[.F19]+[.G$15]*(1-[.F$19])" office:value-type="float" office:value="0.250434801923568" calcext:value-type="float">
            <text:p>0.2504348019</text:p>
          </table:table-cell>
          <table:table-cell table:formula="of:=[.G19]+[.H$15]*(1-[.G$19])" office:value-type="float" office:value="0.264519940915805" calcext:value-type="float">
            <text:p>0.2645199409</text:p>
          </table:table-cell>
          <table:table-cell table:formula="of:=[.H19]+[.I$15]*(1-[.H$19])" office:value-type="float" office:value="0.411126597883186" calcext:value-type="float">
            <text:p>0.4111265979</text:p>
          </table:table-cell>
          <table:table-cell table:formula="of:=[.I19]+[.J$15]*(1-[.I$19])" office:value-type="float" office:value="0.603367799113737" calcext:value-type="float">
            <text:p>0.6033677991</text:p>
          </table:table-cell>
          <table:table-cell table:formula="of:=[.J19]+[.K$15]*(1-[.J$19])" office:value-type="float" office:value="0.647821270310192" calcext:value-type="float">
            <text:p>0.6478212703</text:p>
          </table:table-cell>
          <table:table-cell table:formula="of:=[.K19]+[.L$15]*(1-[.K$19])" office:value-type="float" office:value="0.683161004431315" calcext:value-type="float">
            <text:p>0.6831610044</text:p>
          </table:table-cell>
          <table:table-cell table:formula="of:=[.L19]+[.M$15]*(1-[.L$19])" office:value-type="float" office:value="0.764807976366322" calcext:value-type="float">
            <text:p>0.7648079764</text:p>
          </table:table-cell>
          <table:table-cell table:style-name="ce7" table:formula="of:=AVERAGE([.M18:.M19])" office:value-type="float" office:value="0.725518353526404" calcext:value-type="float">
            <text:p>0.7255183535</text:p>
          </table:table-cell>
          <table:table-cell/>
          <table:table-cell table:formula="of:=[.M18]" office:value-type="float" office:value="0.686228730686485" calcext:value-type="float">
            <text:p>0.6862287307</text:p>
          </table:table-cell>
          <table:table-cell table:number-columns-repeated="3"/>
          <table:table-cell table:style-name="ce12"/>
        </table:table-row>
        <table:table-row table:style-name="ro1">
          <table:table-cell/>
          <table:table-cell office:value-type="string" calcext:value-type="string">
            <text:p>2-4*</text:p>
          </table:table-cell>
          <table:table-cell office:value-type="float" office:value="0" calcext:value-type="float">
            <text:p>0</text:p>
          </table:table-cell>
          <table:table-cell table:formula="of:=[.F20]/[.F21]*[.D21]" office:value-type="float" office:value="0.179393939393939" calcext:value-type="float">
            <text:p>0.1793939394</text:p>
          </table:table-cell>
          <table:table-cell table:formula="of:=[.G20]/[.G21]*[.E21]" office:value-type="float" office:value="0.324315789473684" calcext:value-type="float">
            <text:p>0.3243157895</text:p>
          </table:table-cell>
          <table:table-cell table:formula="of:=[.H20]/[.H21]*[.F21]" office:value-type="float" office:value="0.378521212121212" calcext:value-type="float">
            <text:p>0.3785212121</text:p>
          </table:table-cell>
          <table:table-cell table:formula="of:=[.I20]/[.I21]*[.G21]" office:value-type="float" office:value="0.384902255639098" calcext:value-type="float">
            <text:p>0.3849022556</text:p>
          </table:table-cell>
          <table:table-cell table:formula="of:=[.J20]/[.J21]*[.H21]" office:value-type="float" office:value="0.396460606060606" calcext:value-type="float">
            <text:p>0.3964606061</text:p>
          </table:table-cell>
          <table:table-cell table:formula="of:=[.K20]/[.K21]*[.I21]" office:value-type="float" office:value="0.516766917293233" calcext:value-type="float">
            <text:p>0.5167669173</text:p>
          </table:table-cell>
          <table:table-cell table:formula="of:=[.L20]/[.L21]*[.J21]" office:value-type="float" office:value="0.674521212121212" calcext:value-type="float">
            <text:p>0.674521212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4" calcext:value-type="float">
            <text:p>0.74</text:p>
          </table:table-cell>
          <table:table-cell office:value-type="float" office:value="0.807" calcext:value-type="float">
            <text:p>0.807</text:p>
          </table:table-cell>
          <table:table-cell table:style-name="ce7" table:formula="of:=[.M20]" office:value-type="float" office:value="0.807" calcext:value-type="float">
            <text:p>0.807</text:p>
          </table:table-cell>
          <table:table-cell/>
          <table:table-cell table:formula="of:=[.M25]" office:value-type="float" office:value="0.686228730686485" calcext:value-type="float">
            <text:p>0.6862287307</text:p>
          </table:table-cell>
          <table:table-cell table:number-columns-repeated="3"/>
          <table:table-cell table:style-name="ce12"/>
        </table:table-row>
        <table:table-row table:style-name="ro1">
          <table:table-cell/>
          <table:table-cell office:value-type="string" calcext:value-type="string">
            <text:p>5-1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64" calcext:value-type="float">
            <text:p>0.364</text:p>
          </table:table-cell>
          <table:table-cell office:value-type="float" office:value="0.422" calcext:value-type="float">
            <text:p>0.422</text:p>
          </table:table-cell>
          <table:table-cell office:value-type="float" office:value="0.432" calcext:value-type="float">
            <text:p>0.432</text:p>
          </table:table-cell>
          <table:table-cell office:value-type="float" office:value="0.442" calcext:value-type="float">
            <text:p>0.442</text:p>
          </table:table-cell>
          <table:table-cell office:value-type="float" office:value="0.58" calcext:value-type="float">
            <text:p>0.58</text:p>
          </table:table-cell>
          <table:table-cell office:value-type="float" office:value="0.752" calcext:value-type="float">
            <text:p>0.752</text:p>
          </table:table-cell>
          <table:table-cell office:value-type="float" office:value="0.798" calcext:value-type="float">
            <text:p>0.798</text:p>
          </table:table-cell>
          <table:table-cell office:value-type="float" office:value="0.825" calcext:value-type="float">
            <text:p>0.825</text:p>
          </table:table-cell>
          <table:table-cell office:value-type="float" office:value="0.888" calcext:value-type="float">
            <text:p>0.888</text:p>
          </table:table-cell>
          <table:table-cell table:style-name="ce7" table:formula="of:=[.M21]" office:value-type="float" office:value="0.888" calcext:value-type="float">
            <text:p>0.888</text:p>
          </table:table-cell>
          <table:table-cell/>
          <table:table-cell table:formula="of:=[.M26]" office:value-type="float" office:value="0.802816901408451" calcext:value-type="float">
            <text:p>0.8028169014</text:p>
          </table:table-cell>
          <table:table-cell table:number-columns-repeated="3"/>
          <table:table-cell table:style-name="ce12"/>
        </table:table-row>
        <table:table-row table:style-name="ro1">
          <table:table-cell/>
          <table:table-cell office:value-type="string" calcext:value-type="string">
            <text:p>12-1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6" calcext:value-type="float">
            <text:p>0.426</text:p>
          </table:table-cell>
          <table:table-cell office:value-type="float" office:value="0.456" calcext:value-type="float">
            <text:p>0.456</text:p>
          </table:table-cell>
          <table:table-cell office:value-type="float" office:value="0.577" calcext:value-type="float">
            <text:p>0.577</text:p>
          </table:table-cell>
          <table:table-cell office:value-type="float" office:value="0.742" calcext:value-type="float">
            <text:p>0.742</text:p>
          </table:table-cell>
          <table:table-cell office:value-type="float" office:value="0.773" calcext:value-type="float">
            <text:p>0.773</text:p>
          </table:table-cell>
          <table:table-cell office:value-type="float" office:value="0.8" calcext:value-type="float">
            <text:p>0.8</text:p>
          </table:table-cell>
          <table:table-cell office:value-type="float" office:value="0.865" calcext:value-type="float">
            <text:p>0.865</text:p>
          </table:table-cell>
          <table:table-cell table:style-name="ce8" table:formula="of:=[.M22]" office:value-type="float" office:value="0.865" calcext:value-type="float">
            <text:p>0.865</text:p>
          </table:table-cell>
          <table:table-cell table:style-name="ce10"/>
          <table:table-cell table:formula="of:=[.M27]" office:value-type="float" office:value="0.764808362369338" calcext:value-type="float">
            <text:p>0.7648083624</text:p>
          </table:table-cell>
          <table:table-cell table:style-name="ce10" table:number-columns-repeated="3"/>
          <table:table-cell table:style-name="ce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2-4*</text:p>
          </table:table-cell>
          <table:table-cell table:number-columns-repeated="5"/>
          <table:table-cell table:formula="of:==([.H20]-[.G20])/(1-[.G20])" office:value-type="float" office:value="0.0187910791861506" calcext:value-type="float">
            <text:p>0.0187910792</text:p>
          </table:table-cell>
          <table:table-cell table:formula="of:=[.H25]+([.I20]-[.H20])/(1-[.H20])*(1-[.H25])" office:value-type="float" office:value="0.214380011734794" calcext:value-type="float">
            <text:p>0.2143800117</text:p>
          </table:table-cell>
          <table:table-cell table:formula="of:=[.I25]+([.J20]-[.I20])/(1-[.I20])*(1-[.I25])" office:value-type="float" office:value="0.470850298407505" calcext:value-type="float">
            <text:p>0.4708502984</text:p>
          </table:table-cell>
          <table:table-cell table:formula="of:=[.J25]+([.K20]-[.J20])/(1-[.J20])*(1-[.J25])" office:value-type="float" office:value="0.530155974965773" calcext:value-type="float">
            <text:p>0.530155975</text:p>
          </table:table-cell>
          <table:table-cell table:formula="of:=[.K25]+([.L20]-[.K20])/(1-[.K20])*(1-[.K25])" office:value-type="float" office:value="0.577302953256405" calcext:value-type="float">
            <text:p>0.5773029533</text:p>
          </table:table-cell>
          <table:table-cell table:formula="of:=[.L25]+([.M20]-[.L20])/(1-[.L20])*(1-[.L25])" office:value-type="float" office:value="0.686228730686485" calcext:value-type="float">
            <text:p>0.68622873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5-11</text:p>
          </table:table-cell>
          <table:table-cell table:number-columns-repeated="5"/>
          <table:table-cell table:formula="of:==([.H21]-[.G21])/(1-[.G21])" office:value-type="float" office:value="0.0176056338028169" calcext:value-type="float">
            <text:p>0.0176056338</text:p>
          </table:table-cell>
          <table:table-cell table:formula="of:=[.H26]+([.I21]-[.H21])/(1-[.H21])*(1-[.H26])" office:value-type="float" office:value="0.26056338028169" calcext:value-type="float">
            <text:p>0.2605633803</text:p>
          </table:table-cell>
          <table:table-cell table:formula="of:=[.I26]+([.J21]-[.I21])/(1-[.I21])*(1-[.I26])" office:value-type="float" office:value="0.563380281690141" calcext:value-type="float">
            <text:p>0.5633802817</text:p>
          </table:table-cell>
          <table:table-cell table:formula="of:=[.J26]+([.K21]-[.J21])/(1-[.J21])*(1-[.J26])" office:value-type="float" office:value="0.644366197183099" calcext:value-type="float">
            <text:p>0.6443661972</text:p>
          </table:table-cell>
          <table:table-cell table:formula="of:=[.K26]+([.L21]-[.K21])/(1-[.K21])*(1-[.K26])" office:value-type="float" office:value="0.691901408450704" calcext:value-type="float">
            <text:p>0.6919014085</text:p>
          </table:table-cell>
          <table:table-cell table:formula="of:=[.L26]+([.M21]-[.L21])/(1-[.L21])*(1-[.L26])" office:value-type="float" office:value="0.802816901408451" calcext:value-type="float">
            <text:p>0.80281690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2-17</text:p>
          </table:table-cell>
          <table:table-cell table:number-columns-repeated="5"/>
          <table:table-cell table:formula="of:==([.H22]-[.G22])/(1-[.G22])" office:value-type="float" office:value="0.0522648083623694" calcext:value-type="float">
            <text:p>0.0522648084</text:p>
          </table:table-cell>
          <table:table-cell table:formula="of:=[.H27]+([.I22]-[.H22])/(1-[.H22])*(1-[.H27])" office:value-type="float" office:value="0.263066202090592" calcext:value-type="float">
            <text:p>0.2630662021</text:p>
          </table:table-cell>
          <table:table-cell table:formula="of:=[.I27]+([.J22]-[.I22])/(1-[.I22])*(1-[.I27])" office:value-type="float" office:value="0.550522648083624" calcext:value-type="float">
            <text:p>0.5505226481</text:p>
          </table:table-cell>
          <table:table-cell table:formula="of:=[.J27]+([.K22]-[.J22])/(1-[.J22])*(1-[.J27])" office:value-type="float" office:value="0.604529616724739" calcext:value-type="float">
            <text:p>0.6045296167</text:p>
          </table:table-cell>
          <table:table-cell table:formula="of:=[.K27]+([.L22]-[.K22])/(1-[.K22])*(1-[.K27])" office:value-type="float" office:value="0.651567944250871" calcext:value-type="float">
            <text:p>0.6515679443</text:p>
          </table:table-cell>
          <table:table-cell table:formula="of:=[.L27]+([.M22]-[.L22])/(1-[.L22])*(1-[.L27])" office:value-type="float" office:value="0.764808362369338" calcext:value-type="float">
            <text:p>0.7648083624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“December 2021”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0-6 months*</text:p>
          </table:table-cell>
          <table:table-cell table:number-columns-repeated="2"/>
          <table:table-cell table:formula="of:=[.E15]/2" office:value-type="float" office:value="0.0883017181061961" calcext:value-type="float">
            <text:p>0.0883017181</text:p>
          </table:table-cell>
          <table:table-cell table:style-name="ce4" table:formula="of:=[.E30]+([.F20]-[.E20])/(1-[.E20])*(1-[.E30])" office:value-type="float" office:value="0.161440900474516" calcext:value-type="float">
            <text:p>0.1614409005</text:p>
          </table:table-cell>
          <table:table-cell table:style-name="ce4" table:formula="of:=[.F30]+([.G20]-[.F20])/(1-[.F20])*(1-[.F30])" office:value-type="float" office:value="0.170050819607323" calcext:value-type="float">
            <text:p>0.1700508196</text:p>
          </table:table-cell>
          <table:table-cell table:formula="of:=[.G30]/2" office:value-type="float" office:value="0.0850254098036615" calcext:value-type="float">
            <text:p>0.085025409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6-12 months*</text:p>
          </table:table-cell>
          <table:table-cell table:number-columns-repeated="2"/>
          <table:table-cell table:formula="of:=[.E32]" office:value-type="float" office:value="0.176603436212392" calcext:value-type="float">
            <text:p>0.1766034362</text:p>
          </table:table-cell>
          <table:table-cell table:formula="of:=[.F32]" office:value-type="float" office:value="0.242658788774003" calcext:value-type="float">
            <text:p>0.2426587888</text:p>
          </table:table-cell>
          <table:table-cell table:formula="of:=[.G32]" office:value-type="float" office:value="0.250434801923568" calcext:value-type="float">
            <text:p>0.2504348019</text:p>
          </table:table-cell>
          <table:table-cell table:formula="of:=AVERAGE([.G30:.G31])" office:value-type="float" office:value="0.210242810765445" calcext:value-type="float">
            <text:p>0.210242810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-&lt;2 years*</text:p>
          </table:table-cell>
          <table:table-cell table:number-columns-repeated="2"/>
          <table:table-cell table:formula="of:=[.E33]" office:value-type="float" office:value="0.176603436212392" calcext:value-type="float">
            <text:p>0.1766034362</text:p>
          </table:table-cell>
          <table:table-cell table:formula="of:=[.F33]" office:value-type="float" office:value="0.242658788774003" calcext:value-type="float">
            <text:p>0.2426587888</text:p>
          </table:table-cell>
          <table:table-cell table:formula="of:=[.G33]" office:value-type="float" office:value="0.250434801923568" calcext:value-type="float">
            <text:p>0.2504348019</text:p>
          </table:table-cell>
          <table:table-cell table:formula="of:=[.G32]" office:value-type="float" office:value="0.250434801923568" calcext:value-type="float">
            <text:p>0.25043480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2-4*</text:p>
          </table:table-cell>
          <table:table-cell table:number-columns-repeated="2"/>
          <table:table-cell table:style-name="ce4" table:formula="of:==([.E20]-[.D20])/(1-[.D20])" office:value-type="float" office:value="0.176603436212392" calcext:value-type="float">
            <text:p>0.1766034362</text:p>
          </table:table-cell>
          <table:table-cell table:style-name="ce4" table:formula="of:=[.E33]+([.F20]-[.E20])/(1-[.E20])*(1-[.E33])" office:value-type="float" office:value="0.242658788774003" calcext:value-type="float">
            <text:p>0.2426587888</text:p>
          </table:table-cell>
          <table:table-cell table:style-name="ce4" table:formula="of:=[.F33]+([.G20]-[.F20])/(1-[.F20])*(1-[.F33])" office:value-type="float" office:value="0.250434801923568" calcext:value-type="float">
            <text:p>0.2504348019</text:p>
          </table:table-cell>
          <table:table-cell table:formula="of:=[.G33]" office:value-type="float" office:value="0.250434801923568" calcext:value-type="float">
            <text:p>0.25043480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5-11</text:p>
          </table:table-cell>
          <table:table-cell table:number-columns-repeated="2"/>
          <table:table-cell table:style-name="ce4" table:formula="of:==([.E21]-[.D21])/(1-[.D21])" office:value-type="float" office:value="0.205" calcext:value-type="float">
            <text:p>0.205</text:p>
          </table:table-cell>
          <table:table-cell table:style-name="ce4" table:formula="of:=[.E34]+([.F21]-[.E21])/(1-[.E21])*(1-[.E34])" office:value-type="float" office:value="0.2775" calcext:value-type="float">
            <text:p>0.2775</text:p>
          </table:table-cell>
          <table:table-cell table:style-name="ce4" table:formula="of:=[.F34]+([.G21]-[.F21])/(1-[.F21])*(1-[.F34])" office:value-type="float" office:value="0.29" calcext:value-type="float">
            <text:p>0.29</text:p>
          </table:table-cell>
          <table:table-cell table:formula="of:=[.G34]" office:value-type="float" office:value="0.29" calcext:value-type="float">
            <text:p>0.2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2-17</text:p>
          </table:table-cell>
          <table:table-cell table:number-columns-repeated="2"/>
          <table:table-cell table:style-name="ce4" table:formula="of:==([.E22]-[.D22])/(1-[.D22])" office:value-type="float" office:value="0.207894736842105" calcext:value-type="float">
            <text:p>0.2078947368</text:p>
          </table:table-cell>
          <table:table-cell table:style-name="ce4" table:formula="of:=[.E35]+([.F22]-[.E22])/(1-[.E22])*(1-[.E35])" office:value-type="float" office:value="0.235526315789474" calcext:value-type="float">
            <text:p>0.2355263158</text:p>
          </table:table-cell>
          <table:table-cell table:style-name="ce4" table:formula="of:=[.F35]+([.G22]-[.F22])/(1-[.F22])*(1-[.F35])" office:value-type="float" office:value="0.244736842105263" calcext:value-type="float">
            <text:p>0.2447368421</text:p>
          </table:table-cell>
          <table:table-cell table:formula="of:=[.G35]" office:value-type="float" office:value="0.244736842105263" calcext:value-type="float">
            <text:p>0.2447368421</text:p>
          </table:table-cell>
          <table:table-cell table:number-columns-repeated="12"/>
        </table:table-row>
      </table:table>
      <table:table table:name="Sheet2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Season</text:p>
          </table:table-cell>
          <table:table-cell office:value-type="string" calcext:value-type="string">
            <text:p>Age.Category</text:p>
          </table:table-cell>
          <table:table-cell office:value-type="string" calcext:value-type="string">
            <text:p>hospitalizations</text:p>
          </table:table-cell>
          <table:table-cell table:number-columns-repeated="3"/>
          <table:table-cell office:value-type="string" calcext:value-type="string">
            <text:p>2021/2018</text:p>
          </table:table-cell>
          <table:table-cell office:value-type="string" calcext:value-type="string">
            <text:p>2022/2018</text:p>
          </table:table-cell>
          <table:table-cell office:value-type="string" calcext:value-type="string">
            <text:p>2022/2019</text:p>
          </table:table-cell>
          <table:table-cell office:value-type="string" calcext:value-type="string">
            <text:p>2019/2018</text:p>
          </table:table-cell>
          <table:table-cell office:value-type="string" calcext:value-type="string">
            <text:p>2021/avg(18/19)</text:p>
          </table:table-cell>
          <table:table-cell office:value-type="string" calcext:value-type="string">
            <text:p>2022/avg(18/19)</text:p>
          </table:table-cell>
          <table:table-cell table:style-name="ce4" office:value-type="string" calcext:value-type="string">
            <text:p>Yearly COVID Incidence Nov-2021</text:p>
          </table:table-cell>
          <table:table-cell office:value-type="string" calcext:value-type="string">
            <text:p>Yearly COVID Incidence Nov-2022</text:p>
          </table:table-cell>
          <table:table-cell office:value-type="string" calcext:value-type="string">
            <text:p>Most probable Wave</text:p>
          </table:table-cell>
          <table:table-cell office:value-type="string" calcext:value-type="string">
            <text:p>Born before 2021 RSV wave</text:p>
          </table:table-cell>
          <table:table-cell office:value-type="string" calcext:value-type="string">
            <text:p>Born before <text:s/>low viral circulation in 2020?</text:p>
          </table:table-cell>
          <table:table-cell office:value-type="string" calcext:value-type="string">
            <text:p>Mother was pregnant during low viral circulation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8-2019</text:p>
          </table:table-cell>
          <table:table-cell office:value-type="string" calcext:value-type="string">
            <text:p>0-&lt;6 months</text:p>
          </table:table-cell>
          <table:table-cell office:value-type="float" office:value="360" calcext:value-type="float">
            <text:p>360</text:p>
          </table:table-cell>
          <table:table-cell table:formula="of:=SUM([.D2:.D6])" office:value-type="float" office:value="895" calcext:value-type="float">
            <text:p>895</text:p>
          </table:table-cell>
          <table:table-cell/>
          <table:table-cell office:value-type="string" calcext:value-type="string">
            <text:p>0-&lt;6 months</text:p>
          </table:table-cell>
          <table:table-cell table:style-name="ce14" table:formula="of:=[.D17]/[.D2]" office:value-type="float" office:value="0.933333333333333" calcext:value-type="float">
            <text:p>0.9</text:p>
          </table:table-cell>
          <table:table-cell table:style-name="ce14" table:formula="of:=[.D22]/[.D2]" office:value-type="float" office:value="1.83055555555556" calcext:value-type="float">
            <text:p>1.8</text:p>
          </table:table-cell>
          <table:table-cell table:style-name="ce14" table:formula="of:=[.D22]/[.D7]" office:value-type="float" office:value="1.03943217665615" calcext:value-type="float">
            <text:p>1.0</text:p>
          </table:table-cell>
          <table:table-cell table:style-name="ce15" table:formula="of:=[.D7]/AVERAGE([.D2])" office:value-type="float" office:value="1.76111111111111" calcext:value-type="float">
            <text:p>1.8</text:p>
          </table:table-cell>
          <table:table-cell table:style-name="ce14" table:formula="of:=[.D17]/AVERAGE([.D7];[.D2])" office:value-type="float" office:value="0.676056338028169" calcext:value-type="float">
            <text:p>0.7</text:p>
          </table:table-cell>
          <table:table-cell table:style-name="ce14" table:formula="of:=[.D22]/AVERAGE([.D7];[.D2])" office:value-type="float" office:value="1.32595573440644" calcext:value-type="float">
            <text:p>1.3</text:p>
          </table:table-cell>
          <table:table-cell table:style-name="ce16" office:value-type="percentage" office:value="0.08" calcext:value-type="percentage">
            <text:p>8%</text:p>
          </table:table-cell>
          <table:table-cell table:style-name="ce16" office:value-type="percentage" office:value="0.166089965397924" calcext:value-type="percentage">
            <text:p>17%</text:p>
          </table:table-cell>
          <table:table-cell office:value-type="string" calcext:value-type="string">
            <text:p>BA.4/BA.5/BA.2.12.1/BF.7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8-2019</text:p>
          </table:table-cell>
          <table:table-cell office:value-type="string" calcext:value-type="string">
            <text:p>6-&lt;12 months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6-&lt;12 months</text:p>
          </table:table-cell>
          <table:table-cell table:style-name="ce14" table:formula="of:=[.D18]/[.D3]" office:value-type="float" office:value="0.603260869565217" calcext:value-type="float">
            <text:p>0.6</text:p>
          </table:table-cell>
          <table:table-cell table:style-name="ce14" table:formula="of:=[.D23]/[.D3]" office:value-type="float" office:value="2.40217391304348" calcext:value-type="float">
            <text:p>2.4</text:p>
          </table:table-cell>
          <table:table-cell table:style-name="ce14" table:formula="of:=[.D23]/[.D8]" office:value-type="float" office:value="2.08490566037736" calcext:value-type="float">
            <text:p>2.1</text:p>
          </table:table-cell>
          <table:table-cell table:style-name="ce15" table:formula="of:=[.D8]/AVERAGE([.D3])" office:value-type="float" office:value="1.15217391304348" calcext:value-type="float">
            <text:p>1.2</text:p>
          </table:table-cell>
          <table:table-cell table:style-name="ce14" table:formula="of:=[.D18]/AVERAGE([.D8];[.D3])" office:value-type="float" office:value="0.560606060606061" calcext:value-type="float">
            <text:p>0.6</text:p>
          </table:table-cell>
          <table:table-cell table:style-name="ce14" table:formula="of:=[.D23]/AVERAGE([.D8];[.D3])" office:value-type="float" office:value="2.23232323232323" calcext:value-type="float">
            <text:p>2.2</text:p>
          </table:table-cell>
          <table:table-cell table:style-name="ce16" office:value-type="percentage" office:value="0.21" calcext:value-type="percentage">
            <text:p>21%</text:p>
          </table:table-cell>
          <table:table-cell table:style-name="ce16" office:value-type="percentage" office:value="0.538766539256286" calcext:value-type="percentage">
            <text:p>54%</text:p>
          </table:table-cell>
          <table:table-cell office:value-type="string" calcext:value-type="string">
            <text:p>BA.4/BA.5/BA.2.12.1/BF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8-2019</text:p>
          </table:table-cell>
          <table:table-cell office:value-type="string" calcext:value-type="string">
            <text:p>1-&lt;2 years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1-&lt;2 years</text:p>
          </table:table-cell>
          <table:table-cell table:style-name="ce14" table:formula="of:=[.D19]/[.D4]" office:value-type="float" office:value="0.923913043478261" calcext:value-type="float">
            <text:p>0.9</text:p>
          </table:table-cell>
          <table:table-cell table:style-name="ce14" table:formula="of:=[.D24]/[.D4]" office:value-type="float" office:value="2.01086956521739" calcext:value-type="float">
            <text:p>2.0</text:p>
          </table:table-cell>
          <table:table-cell table:style-name="ce14" table:formula="of:=[.D24]/[.D9]" office:value-type="float" office:value="1.69724770642202" calcext:value-type="float">
            <text:p>1.7</text:p>
          </table:table-cell>
          <table:table-cell table:style-name="ce15" table:formula="of:=[.D9]/AVERAGE([.D4])" office:value-type="float" office:value="1.18478260869565" calcext:value-type="float">
            <text:p>1.2</text:p>
          </table:table-cell>
          <table:table-cell table:style-name="ce14" table:formula="of:=[.D19]/AVERAGE([.D9];[.D4])" office:value-type="float" office:value="0.845771144278607" calcext:value-type="float">
            <text:p>0.8</text:p>
          </table:table-cell>
          <table:table-cell table:style-name="ce14" table:formula="of:=[.D24]/AVERAGE([.D9];[.D4])" office:value-type="float" office:value="1.8407960199005" calcext:value-type="float">
            <text:p>1.8</text:p>
          </table:table-cell>
          <table:table-cell table:style-name="ce16" office:value-type="percentage" office:value="0.25" calcext:value-type="percentage">
            <text:p>25%</text:p>
          </table:table-cell>
          <table:table-cell table:style-name="ce16" office:value-type="percentage" office:value="0.686228730686485" calcext:value-type="percentage">
            <text:p>69%</text:p>
          </table:table-cell>
          <table:table-cell office:value-type="string" calcext:value-type="string">
            <text:p>BA.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So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8-2019</text:p>
          </table:table-cell>
          <table:table-cell office:value-type="string" calcext:value-type="string">
            <text:p>2-4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2-4</text:p>
          </table:table-cell>
          <table:table-cell table:style-name="ce14" table:formula="of:=[.D20]/[.D5]" office:value-type="float" office:value="1.64485981308411" calcext:value-type="float">
            <text:p>1.6</text:p>
          </table:table-cell>
          <table:table-cell table:style-name="ce14" table:formula="of:=[.D25]/[.D5]" office:value-type="float" office:value="4.85981308411215" calcext:value-type="float">
            <text:p>4.9</text:p>
          </table:table-cell>
          <table:table-cell table:style-name="ce14" table:formula="of:=[.D25]/[.D10]" office:value-type="float" office:value="2.76595744680851" calcext:value-type="float">
            <text:p>2.8</text:p>
          </table:table-cell>
          <table:table-cell table:style-name="ce15" table:formula="of:=[.D10]/AVERAGE([.D5])" office:value-type="float" office:value="1.75700934579439" calcext:value-type="float">
            <text:p>1.8</text:p>
          </table:table-cell>
          <table:table-cell table:style-name="ce14" table:formula="of:=[.D20]/AVERAGE([.D10];[.D5])" office:value-type="float" office:value="1.19322033898305" calcext:value-type="float">
            <text:p>1.2</text:p>
          </table:table-cell>
          <table:table-cell table:style-name="ce14" table:formula="of:=[.D25]/AVERAGE([.D10];[.D5])" office:value-type="float" office:value="3.52542372881356" calcext:value-type="float">
            <text:p>3.5</text:p>
          </table:table-cell>
          <table:table-cell table:style-name="ce16" office:value-type="percentage" office:value="0.25" calcext:value-type="percentage">
            <text:p>25%</text:p>
          </table:table-cell>
          <table:table-cell table:style-name="ce16" office:value-type="percentage" office:value="0.686228730686485" calcext:value-type="percentage">
            <text:p>69%</text:p>
          </table:table-cell>
          <table:table-cell office:value-type="string" calcext:value-type="string">
            <text:p>BA.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e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8-2019</text:p>
          </table:table-cell>
          <table:table-cell office:value-type="string" calcext:value-type="string">
            <text:p>5-17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5-17</text:p>
          </table:table-cell>
          <table:table-cell table:style-name="ce14" table:formula="of:=[.D21]/[.D6]" office:value-type="float" office:value="1.05" calcext:value-type="float">
            <text:p>1.1</text:p>
          </table:table-cell>
          <table:table-cell table:style-name="ce14" table:formula="of:=[.D26]/[.D6]" office:value-type="float" office:value="3.38333333333333" calcext:value-type="float">
            <text:p>3.4</text:p>
          </table:table-cell>
          <table:table-cell table:style-name="ce14" table:formula="of:=[.D26]/[.D11]" office:value-type="float" office:value="5.48648648648649" calcext:value-type="float">
            <text:p>5.5</text:p>
          </table:table-cell>
          <table:table-cell table:style-name="ce15" table:formula="of:=[.D11]/AVERAGE([.D6])" office:value-type="float" office:value="0.616666666666667" calcext:value-type="float">
            <text:p>0.6</text:p>
          </table:table-cell>
          <table:table-cell table:style-name="ce14" table:formula="of:=[.D21]/AVERAGE([.D11];[.D6])" office:value-type="float" office:value="1.29896907216495" calcext:value-type="float">
            <text:p>1.3</text:p>
          </table:table-cell>
          <table:table-cell table:style-name="ce14" table:formula="of:=[.D26]/AVERAGE([.D11];[.D6])" office:value-type="float" office:value="4.18556701030928" calcext:value-type="float">
            <text:p>4.2</text:p>
          </table:table-cell>
          <table:table-cell table:style-name="ce16" office:value-type="percentage" office:value="0.29" calcext:value-type="percentage">
            <text:p>29%</text:p>
          </table:table-cell>
          <table:table-cell table:style-name="ce16" office:value-type="percentage" office:value="0.783812631888894" calcext:value-type="percentage">
            <text:p>78%</text:p>
          </table:table-cell>
          <table:table-cell office:value-type="string" calcext:value-type="string">
            <text:p>BA.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9-2020</text:p>
          </table:table-cell>
          <table:table-cell office:value-type="string" calcext:value-type="string">
            <text:p>0-&lt;6 months</text:p>
          </table:table-cell>
          <table:table-cell office:value-type="float" office:value="634" calcext:value-type="float">
            <text:p>634</text:p>
          </table:table-cell>
          <table:table-cell table:formula="of:=SUM([.D7:.D11])" office:value-type="float" office:value="1289" calcext:value-type="float">
            <text:p>1289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9-2020</text:p>
          </table:table-cell>
          <table:table-cell office:value-type="string" calcext:value-type="string">
            <text:p>6-&lt;12 months</text:p>
          </table:table-cell>
          <table:table-cell office:value-type="float" office:value="212" calcext:value-type="float">
            <text:p>212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9-2020</text:p>
          </table:table-cell>
          <table:table-cell office:value-type="string" calcext:value-type="string">
            <text:p>1-&lt;2 years</text:p>
          </table:table-cell>
          <table:table-cell office:value-type="float" office:value="218" calcext:value-type="float">
            <text:p>218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9-2020</text:p>
          </table:table-cell>
          <table:table-cell office:value-type="string" calcext:value-type="string">
            <text:p>2-4</text:p>
          </table:table-cell>
          <table:table-cell office:value-type="float" office:value="188" calcext:value-type="float">
            <text:p>188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9-2020</text:p>
          </table:table-cell>
          <table:table-cell office:value-type="string" calcext:value-type="string">
            <text:p>5-17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0-&lt;6 months</text:p>
          </table:table-cell>
          <table:table-cell office:value-type="float" office:value="218" calcext:value-type="float">
            <text:p>218</text:p>
          </table:table-cell>
          <table:table-cell table:formula="of:=SUM([.D12:.D16])" office:value-type="float" office:value="499" calcext:value-type="float">
            <text:p>499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6-&lt;12 months</text:p>
          </table:table-cell>
          <table:table-cell office:value-type="float" office:value="76" calcext:value-type="float">
            <text:p>76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1-&lt;2 years</text:p>
          </table:table-cell>
          <table:table-cell office:value-type="float" office:value="119" calcext:value-type="float">
            <text:p>119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2-4</text:p>
          </table:table-cell>
          <table:table-cell office:value-type="float" office:value="85" calcext:value-type="float">
            <text:p>85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5-1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1-2022</text:p>
          </table:table-cell>
          <table:table-cell office:value-type="string" calcext:value-type="string">
            <text:p>0-&lt;6 months</text:p>
          </table:table-cell>
          <table:table-cell office:value-type="float" office:value="336" calcext:value-type="float">
            <text:p>336</text:p>
          </table:table-cell>
          <table:table-cell table:formula="of:=SUM([.D17:.D21])" office:value-type="float" office:value="856" calcext:value-type="float">
            <text:p>856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1-2022</text:p>
          </table:table-cell>
          <table:table-cell office:value-type="string" calcext:value-type="string">
            <text:p>6-&lt;12 months</text:p>
          </table:table-cell>
          <table:table-cell office:value-type="float" office:value="111" calcext:value-type="float">
            <text:p>111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1-2022</text:p>
          </table:table-cell>
          <table:table-cell office:value-type="string" calcext:value-type="string">
            <text:p>1-&lt;2 years</text:p>
          </table:table-cell>
          <table:table-cell office:value-type="float" office:value="170" calcext:value-type="float">
            <text:p>170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1-2022</text:p>
          </table:table-cell>
          <table:table-cell office:value-type="string" calcext:value-type="string">
            <text:p>2-4</text:p>
          </table:table-cell>
          <table:table-cell office:value-type="float" office:value="176" calcext:value-type="float">
            <text:p>17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1-2022</text:p>
          </table:table-cell>
          <table:table-cell office:value-type="string" calcext:value-type="string">
            <text:p>5-17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0-&lt;6 months</text:p>
          </table:table-cell>
          <table:table-cell office:value-type="float" office:value="659" calcext:value-type="float">
            <text:p>659</text:p>
          </table:table-cell>
          <table:table-cell table:formula="of:=SUM([.D22:.D26])" office:value-type="float" office:value="2194" calcext:value-type="float">
            <text:p>2194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6-&lt;12 months</text:p>
          </table:table-cell>
          <table:table-cell office:value-type="float" office:value="442" calcext:value-type="float">
            <text:p>442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1-&lt;2 years</text:p>
          </table:table-cell>
          <table:table-cell office:value-type="float" office:value="370" calcext:value-type="float">
            <text:p>370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2-4</text:p>
          </table:table-cell>
          <table:table-cell office:value-type="float" office:value="520" calcext:value-type="float">
            <text:p>520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5-17</text:p>
          </table:table-cell>
          <table:table-cell office:value-type="float" office:value="203" calcext:value-type="float">
            <text:p>203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4T16:04:30.863416018</meta:creation-date>
    <dc:date>2022-11-18T09:36:55.857970538</dc:date>
    <meta:editing-duration>P1DT23H18M41S</meta:editing-duration>
    <meta:editing-cycles>8</meta:editing-cycles>
    <meta:generator>LibreOffice/5.1.6.2$Linux_X86_64 LibreOffice_project/10m0$Build-2</meta:generator>
    <meta:document-statistic meta:table-count="2" meta:cell-count="404" meta:object-count="0"/>
  </office:meta>
</office:document-meta>
</file>